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d8b95" officeooo:paragraph-rsid="001feda2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1d8b95" officeooo:paragraph-rsid="001feda2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d8b95" officeooo:paragraph-rsid="001feda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d8b95" officeooo:paragraph-rsid="001feda2" style:font-size-asian="22pt" style:font-weight-asian="bold" style:font-size-complex="22pt" style:font-weight-complex="bold"/>
    </style:style>
    <style:style style:name="T1" style:family="text">
      <style:text-properties officeooo:rsid="001fe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Politecnico Naional </text:p>
      <text:p text:style-name="P3">Escuela Superior de Cómputo</text:p>
      <text:p text:style-name="P1"/>
      <text:p text:style-name="P1">Sistemas Distribuidos</text:p>
      <text:p text:style-name="P4">Tarea <text:span text:style-name="T1">15 Apache Tomcat</text:span></text:p>
      <text:p text:style-name="P1"/>
      <text:p text:style-name="P1"/>
      <text:p text:style-name="P1">Juan Carlos Jirón Juárez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15:15.202885305</meta:creation-date>
    <dc:date>2017-04-05T22:17:47.114601873</dc:date>
    <meta:editing-duration>P0D</meta:editing-duration>
    <meta:editing-cycles>1</meta:editing-cycles>
    <meta:document-statistic meta:table-count="0" meta:image-count="0" meta:object-count="0" meta:page-count="1" meta:paragraph-count="5" meta:word-count="17" meta:character-count="124" meta:non-whitespace-character-count="111"/>
    <meta:generator>LibreOffice/4.2.8.2$Linux_X86_64 LibreOffice_project/420m0$Build-2</meta:generator>
  </office:meta>
</office:document-meta>
</file>